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automatic-styles>
    <style:style style:name="P1" style:family="paragraph" style:parent-style-name="Standard">
      <style:text-properties officeooo:rsid="00151998" officeooo:paragraph-rsid="001519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ry（历史）命令用法 15 例</text:p>
      <text:p text:style-name="P1"/>
      <text:p text:style-name="P1">如果你经常使用 Linux 命令行，那么使用 history（历史）命令可以有效地提升你的效率。本文将通过实例的方式向你介绍 history 命令的 15 个用法。</text:p>
      <text:p text:style-name="P1"/>
      <text:p text:style-name="P1">使用 HISTTIMEFORMAT 显示时间戳</text:p>
      <text:p text:style-name="P1"/>
      <text:p text:style-name="P1">当你从命令行执行 history 命令后，通常只会显示已执行命令的序号和命令本身。如果你想要查看命令历史的时间戳，那么可以执行：</text:p>
      <text:p text:style-name="P1"/>
      <text:p text:style-name="P1"/>
      <text:p text:style-name="P1"># export HISTTIMEFORMAT='%F %T '</text:p>
      <text:p text:style-name="P1"># history | more</text:p>
      <text:p text:style-name="P1">1 <text:s/>2008-08-05 19:02:39 service network restart</text:p>
      <text:p text:style-name="P1">2 <text:s/>2008-08-05 19:02:39 exit</text:p>
      <text:p text:style-name="P1">3 <text:s/>2008-08-05 19:02:39 id</text:p>
      <text:p text:style-name="P1">4 <text:s/>2008-08-05 19:02:39 cat /etc/redhat-release</text:p>
      <text:p text:style-name="P1"/>
      <text:p text:style-name="P1">注意：这个功能只能用在当 HISTTIMEFORMAT 这个环境变量被设置之后，之后的那些新执行的 bash 命令才会被打上正确的时间戳。在此之前的所有命令，都将会显示成设置 HISTTIMEFORMAT 变量的时间。[感谢 NightOwl 读者补充]</text:p>
      <text:p text:style-name="P1"/>
      <text:p text:style-name="P1">使用 Ctrl+R 搜索历史</text:p>
      <text:p text:style-name="P1"/>
      <text:p text:style-name="P1">Ctrl+R 是我经常使用的一个快捷键。此快捷键让你对命令历史进行搜索，对于想要重复执行某个命令的时候非常有用。当找到命令后，通常再按回车键就可以执行该命令。如果想对找到的命令进行调整后再执行，则可以按一下左或右方向键。</text:p>
      <text:p text:style-name="P1"/>
      <text:p text:style-name="P1"/>
      <text:p text:style-name="P1"># [Press Ctrl+R from the command prompt, which will display the reverse-i-search prompt]</text:p>
      <text:p text:style-name="P1">(reverse-i-search)`red‘: cat /etc/redhat-release</text:p>
      <text:p text:style-name="P1">[Note: Press enter when you see your command, which will execute the command from the history]</text:p>
      <text:p text:style-name="P1"># cat /etc/redhat-release</text:p>
      <text:p text:style-name="P1">Fedora release 9 (Sulphur)</text:p>
      <text:p text:style-name="P1"/>
      <text:p text:style-name="P1">快速重复执行上一条命令</text:p>
      <text:p text:style-name="P1"/>
      <text:p text:style-name="P1">有 4 种方法可以重复执行上一条命令：</text:p>
      <text:p text:style-name="P1"/>
      <text:p text:style-name="P1">使用上方向键，并回车执行。</text:p>
      <text:p text:style-name="P1">按 !! 并回车执行。</text:p>
      <text:p text:style-name="P1">输入 !-1 并回车执行。</text:p>
      <text:p text:style-name="P1">按 Ctrl+P 并回车执行。</text:p>
      <text:p text:style-name="P1">从命令历史中执行一个指定的命令</text:p>
      <text:p text:style-name="P1"/>
      <text:p text:style-name="P1">在下面的例子中，如果你想重复执行第 4 条命令，那么可以执行 !4：</text:p>
      <text:p text:style-name="P1"/>
      <text:p text:style-name="P1"/>
      <text:p text:style-name="P1"># history | more</text:p>
      <text:p text:style-name="P1">1 <text:s/>service network restart</text:p>
      <text:p text:style-name="P1">2 <text:s/>exit</text:p>
      <text:p text:style-name="P1">3 <text:s/>id</text:p>
      <text:p text:style-name="P1">4 <text:s/>cat /etc/redhat-release</text:p>
      <text:p text:style-name="P1"><text:soft-page-break/># !4</text:p>
      <text:p text:style-name="P1">cat /etc/redhat-release</text:p>
      <text:p text:style-name="P1">Fedora release 9 (Sulphur)</text:p>
      <text:p text:style-name="P1"/>
      <text:p text:style-name="P1">通过指定关键字来执行以前的命令</text:p>
      <text:p text:style-name="P1"/>
      <text:p text:style-name="P1">在下面的例子，输入 !ps 并回车，将执行以 ps 打头的命令：</text:p>
      <text:p text:style-name="P1"/>
      <text:p text:style-name="P1"/>
      <text:p text:style-name="P1"># !ps</text:p>
      <text:p text:style-name="P1">ps aux | grep yp</text:p>
      <text:p text:style-name="P1">root <text:s text:c="4"/>16947 <text:s/>0.0 <text:s/>0.1 <text:s/>36516 <text:s/>1264 ? <text:s text:c="7"/>Sl <text:s text:c="2"/>13:10 <text:s text:c="2"/>0:00 ypbind</text:p>
      <text:p text:style-name="P1">root <text:s text:c="4"/>17503 <text:s/>0.0 <text:s/>0.0 <text:s text:c="2"/>4124 <text:s text:c="2"/>740 pts/0 <text:s text:c="3"/>S+ <text:s text:c="2"/>19:19 <text:s text:c="2"/>0:00 grep yp</text:p>
      <text:p text:style-name="P1"/>
      <text:p text:style-name="P1">使用 HISTSIZE 控制历史命令记录的总行数</text:p>
      <text:p text:style-name="P1"/>
      <text:p text:style-name="P1">将下面两行内容追加到 .bash_profile 文件并重新登录 bash shell，命令历史的记录数将变成 450 条：</text:p>
      <text:p text:style-name="P1"/>
      <text:p text:style-name="P1"/>
      <text:p text:style-name="P1"># vi ~/.bash_profile</text:p>
      <text:p text:style-name="P1">HISTSIZE=450</text:p>
      <text:p text:style-name="P1">HISTFILESIZE=450</text:p>
      <text:p text:style-name="P1"/>
      <text:p text:style-name="P1">使用 HISTFILE 更改历史文件名称</text:p>
      <text:p text:style-name="P1"/>
      <text:p text:style-name="P1">默认情况下，命令历史存储在 ~/.bashhistory 文件中。添加下列内容到 .bashprofile 文件并重新登录 bash shell，将使用 .commandline_warrior 来存储命令历史：</text:p>
      <text:p text:style-name="P1"/>
      <text:p text:style-name="P1"/>
      <text:p text:style-name="P1"># vi ~/.bash_profile</text:p>
      <text:p text:style-name="P1">HISTFILE=/root/.commandline_warrior</text:p>
      <text:p text:style-name="P1"/>
      <text:p text:style-name="P1">使用 HISTCONTROL 从命令历史中剔除连续重复的条目</text:p>
      <text:p text:style-name="P1"/>
      <text:p text:style-name="P1">在下面的例子中，pwd 命令被连续执行了三次。执行 history 后你会看到三条重复的条目。要剔除这些重复的条目，你可以将 HISTCONTROL 设置为 ignoredups：</text:p>
      <text:p text:style-name="P1"/>
      <text:p text:style-name="P1"/>
      <text:p text:style-name="P1"># pwd</text:p>
      <text:p text:style-name="P1"># pwd</text:p>
      <text:p text:style-name="P1"># pwd</text:p>
      <text:p text:style-name="P1"># history | tail -4</text:p>
      <text:p text:style-name="P1">44 <text:s/>pwd</text:p>
      <text:p text:style-name="P1">45 <text:s/>pwd</text:p>
      <text:p text:style-name="P1">46 <text:s/>pwd [Note that there are three pwd commands in history, after executing pwd 3 times as shown above]</text:p>
      <text:p text:style-name="P1">47 <text:s/>history | tail -4</text:p>
      <text:p text:style-name="P1"># export HISTCONTROL=ignoredups</text:p>
      <text:p text:style-name="P1"># pwd</text:p>
      <text:p text:style-name="P1"># pwd</text:p>
      <text:p text:style-name="P1"># pwd</text:p>
      <text:p text:style-name="P1"># history | tail -3</text:p>
      <text:p text:style-name="P1"><text:soft-page-break/>56 <text:s/>export HISTCONTROL=ignoredups</text:p>
      <text:p text:style-name="P1">57 <text:s/>pwd [Note that there is only one pwd command in the history, even after executing pwd 3 times as shown above]</text:p>
      <text:p text:style-name="P1">58 <text:s/>history | tail -4</text:p>
      <text:p text:style-name="P1"/>
      <text:p text:style-name="P1">使用 HISTCONTROL 清除整个命令历史中的重复条目</text:p>
      <text:p text:style-name="P1"/>
      <text:p text:style-name="P1">上例中的 ignoredups 只能剔除连续的重复条目。要清除整个命令历史中的重复条目，可以将 HISTCONTROL 设置成 erasedups：</text:p>
      <text:p text:style-name="P1"/>
      <text:p text:style-name="P1"/>
      <text:p text:style-name="P1"># export HISTCONTROL=erasedups</text:p>
      <text:p text:style-name="P1"># pwd</text:p>
      <text:p text:style-name="P1"># service httpd stop</text:p>
      <text:p text:style-name="P1"># history | tail -3</text:p>
      <text:p text:style-name="P1">38 <text:s/>pwd</text:p>
      <text:p text:style-name="P1">39 <text:s/>service httpd stop</text:p>
      <text:p text:style-name="P1">40 <text:s/>history | tail -3</text:p>
      <text:p text:style-name="P1"># ls -ltr</text:p>
      <text:p text:style-name="P1"># service httpd stop</text:p>
      <text:p text:style-name="P1"># history | tail -6</text:p>
      <text:p text:style-name="P1">35 <text:s/>export HISTCONTROL=erasedups</text:p>
      <text:p text:style-name="P1">36 <text:s/>pwd</text:p>
      <text:p text:style-name="P1">37 <text:s/>history | tail -3</text:p>
      <text:p text:style-name="P1">38 <text:s/>ls -ltr</text:p>
      <text:p text:style-name="P1">39 <text:s/>service httpd stop</text:p>
      <text:p text:style-name="P1">[Note that the previous service httpd stop after pwd got erased]</text:p>
      <text:p text:style-name="P1">40 <text:s/>history | tail -6</text:p>
      <text:p text:style-name="P1"/>
      <text:p text:style-name="P1">使用 HISTCONTROL 强制 history 不记住特定的命令</text:p>
      <text:p text:style-name="P1"/>
      <text:p text:style-name="P1">将 HISTCONTROL 设置为 ignorespace，并在不想被记住的命令前面输入一个空格：</text:p>
      <text:p text:style-name="P1"/>
      <text:p text:style-name="P1"/>
      <text:p text:style-name="P1"># export HISTCONTROL=ignorespace</text:p>
      <text:p text:style-name="P1"># ls -ltr</text:p>
      <text:p text:style-name="P1"># pwd</text:p>
      <text:p text:style-name="P1"># <text:s/>service httpd stop [Note that there is a space at the beginning of service, to ignore this command from history]</text:p>
      <text:p text:style-name="P1"># history | tail -3</text:p>
      <text:p text:style-name="P1">67 <text:s/>ls -ltr</text:p>
      <text:p text:style-name="P1">68 <text:s/>pwd</text:p>
      <text:p text:style-name="P1">69 <text:s/>history | tail -3</text:p>
      <text:p text:style-name="P1">使用 -c 选项清除所有的命令历史</text:p>
      <text:p text:style-name="P1"/>
      <text:p text:style-name="P1">如果你想清除所有的命令历史，可以执行：</text:p>
      <text:p text:style-name="P1"/>
      <text:p text:style-name="P1"># history -c</text:p>
      <text:p text:style-name="P1">命令替换</text:p>
      <text:p text:style-name="P1"/>
      <text:p text:style-name="P1">在下面的例子里，!!:$ 将为当前的命令获得上一条命令的参数：</text:p>
      <text:p text:style-name="P1"/>
      <text:p text:style-name="P1"/>
      <text:p text:style-name="P1"><text:soft-page-break/># ls anaconda-ks.cfg</text:p>
      <text:p text:style-name="P1">anaconda-ks.cfg</text:p>
      <text:p text:style-name="P1"># vi !!:$</text:p>
      <text:p text:style-name="P1">vi anaconda-ks.cfg</text:p>
      <text:p text:style-name="P1"/>
      <text:p text:style-name="P1">补充：使用 !$ 可以达到同样的效果，而且更简单。[感谢 wanzigunzi 读者补充]</text:p>
      <text:p text:style-name="P1"/>
      <text:p text:style-name="P1">下例中，!^ 从上一条命令获得第一项参数：</text:p>
      <text:p text:style-name="P1"/>
      <text:p text:style-name="P1"/>
      <text:p text:style-name="P1"># cp anaconda-ks.cfg anaconda-ks.cfg.bak</text:p>
      <text:p text:style-name="P1">anaconda-ks.cfg</text:p>
      <text:p text:style-name="P1"># vi -5 !^</text:p>
      <text:p text:style-name="P1">vi anaconda-ks.cfg</text:p>
      <text:p text:style-name="P1"/>
      <text:p text:style-name="P1">为特定的命令替换指定的参数</text:p>
      <text:p text:style-name="P1"/>
      <text:p text:style-name="P1">在下面的例子，!cp:2 从命令历史中搜索以 cp 开头的命令，并获取它的第二项参数：</text:p>
      <text:p text:style-name="P1"/>
      <text:p text:style-name="P1"/>
      <text:p text:style-name="P1"># cp ~/longname.txt /really/a/very/long/path/long-filename.txt</text:p>
      <text:p text:style-name="P1"># ls -l !cp:2</text:p>
      <text:p text:style-name="P1">ls -l /really/a/very/long/path/long-filename.txt</text:p>
      <text:p text:style-name="P1"/>
      <text:p text:style-name="P1">下例里，!cp:$ 获取 cp 命令的最后一项参数：</text:p>
      <text:p text:style-name="P1"/>
      <text:p text:style-name="P1"/>
      <text:p text:style-name="P1"># ls -l !cp:$</text:p>
      <text:p text:style-name="P1">ls -l /really/a/very/long/path/long-filename.txt</text:p>
      <text:p text:style-name="P1"/>
      <text:p text:style-name="P1">使用 HISTSIZE 禁用 history</text:p>
      <text:p text:style-name="P1"/>
      <text:p text:style-name="P1">如果你想禁用 history，可以将 HISTSIZE 设置为 0：</text:p>
      <text:p text:style-name="P1"/>
      <text:p text:style-name="P1"/>
      <text:p text:style-name="P1"># export HISTSIZE=0</text:p>
      <text:p text:style-name="P1"># history</text:p>
      <text:p text:style-name="P1"># [Note that history did not display anything]</text:p>
      <text:p text:style-name="P1"/>
      <text:p text:style-name="P1">使用 HISTIGNORE 忽略历史中的特定命令</text:p>
      <text:p text:style-name="P1"/>
      <text:p text:style-name="P1">下面的例子，将忽略 pwd、ls、ls -ltr 等命令：</text:p>
      <text:p text:style-name="P1"/>
      <text:p text:style-name="P1"/>
      <text:p text:style-name="P1"># export HISTIGNORE=”pwd:ls:ls -ltr:”</text:p>
      <text:p text:style-name="P1"># pwd</text:p>
      <text:p text:style-name="P1"># ls</text:p>
      <text:p text:style-name="P1"># ls -ltr</text:p>
      <text:p text:style-name="P1"># service httpd stop</text:p>
      <text:p text:style-name="P1"># history | tail -3</text:p>
      <text:p text:style-name="P1">79 <text:s/>export HISTIGNORE=”pwd:ls:ls -ltr:”</text:p>
      <text:p text:style-name="P1">80 <text:s/>service httpd stop</text:p>
      <text:p text:style-name="P1"><text:soft-page-break/>81 <text:s/>history</text:p>
      <text:p text:style-name="P1">[Note that history did not record pwd, ls and ls -ltr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AR PL UMing CN" style:font-family-complex="'AR PL UMing CN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09:39:23.544101477</meta:creation-date>
    <dc:date>2014-07-16T09:41:25.426376894</dc:date>
    <meta:editing-duration>P0D</meta:editing-duration>
    <meta:editing-cycles>1</meta:editing-cycles>
    <meta:document-statistic meta:table-count="0" meta:image-count="0" meta:object-count="0" meta:page-count="5" meta:paragraph-count="136" meta:word-count="1417" meta:character-count="3945" meta:non-whitespace-character-count="3448"/>
    <meta:generator>LibreOffice/4.2.4.2$Linux_X86_64 LibreOffice_project/420m0$Build-2</meta:generator>
  </office:meta>
</office:document-meta>
</file>